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509cm" draw:marker-end-width="0.509cm" draw:fill="solid" draw:fill-color="#cc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draw:marker-start-width="0.509cm" draw:marker-end-width="0.509cm" draw:fill="solid" draw:fill-color="#ffffcc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0.385cm"/>
    </style:style>
    <style:style style:name="gr11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stroke="solid" draw:fill="none" draw:textarea-vertical-align="middle"/>
    </style:style>
    <style:style style:name="gr13" style:family="graphic" style:parent-style-name="objectwithoutfill">
      <style:graphic-properties draw:stroke="solid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gr16" style:family="graphic" style:parent-style-name="objectwithoutfill">
      <style:graphic-properties draw:stroke="solid" draw:marker-start="Arrowheads_20_4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1.524cm" svg:x="4.572cm" svg:y="3.175cm">
          <draw:glue-point draw:id="4" svg:x="-3.284cm" svg:y="5cm"/>
          <draw:glue-point draw:id="5" svg:x="3.001cm" svg:y="5cm"/>
          <text:p text:style-name="P1"><text:span text:style-name="T1">Dispatch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223cm" svg:height="1.524cm" svg:x="7.366cm" svg:y="11.303cm">
          <draw:glue-point draw:id="4" svg:x="0cm" svg:y="-5cm"/>
          <draw:glue-point draw:id="5" svg:x="-3.333cm" svg:y="-5cm"/>
          <draw:glue-point draw:id="6" svg:x="2.916cm" svg:y="-5cm"/>
          <draw:glue-point draw:id="7" svg:x="2.916cm" svg:y="5cm"/>
          <text:p text:style-name="P1"><text:span text:style-name="T1">Host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715cm" svg:height="1.524cm" svg:x="19.431cm" svg:y="11.811cm">
          <draw:glue-point draw:id="4" svg:x="2.778cm" svg:y="-5cm"/>
          <text:p text:style-name="P1"><text:span text:style-name="T1">JobSel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794cm" svg:y1="4.699cm" svg:x2="8.403cm" svg:y2="11.303cm" draw:start-shape="id1" draw:start-glue-point="2" draw:end-shape="id2" draw:end-glue-point="5" svg:d="m6794 4699v3302h1609v3302" svg:viewBox="0 0 1610 6605">
          <text:p/>
        </draw:connector>
        <draw:custom-shape draw:style-name="gr1" draw:text-style-name="P2" xml:id="id7" draw:id="id7" draw:layer="layout" svg:width="5.715cm" svg:height="1.524cm" svg:x="14.986cm" svg:y="14.859cm">
          <draw:glue-point draw:id="4" svg:x="-2.776cm" svg:y="5cm"/>
          <draw:glue-point draw:id="5" svg:x="3cm" svg:y="5cm"/>
          <draw:glue-point draw:id="6" svg:x="3cm" svg:y="-5cm"/>
          <text:p text:style-name="P1"><text:span text:style-name="T1">Worker U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715cm" svg:height="1.524cm" svg:x="12.7cm" svg:y="18.796cm">
          <text:p text:style-name="P1"><text:span text:style-name="T1">UI Widgets...</text:span></text:p>
          <draw:enhanced-geometry svg:viewBox="0 0 21600 21600" draw:extrusion="false" draw:extrusion-viewpoint="(3.472cm -3.472cm 25cm)" draw:extrusion-origin="0.5 -0.5" draw:extrusion-skew="50 -135" dr3d:projection="parallel" draw:type="rectangle" draw:enhanced-path="M 0 0 L 21600 0 21600 21600 0 21600 0 0 Z N"/>
        </draw:custom-shape>
        <draw:custom-shape draw:style-name="gr1" draw:text-style-name="P2" xml:id="id4" draw:id="id4" draw:layer="layout" svg:width="5.715cm" svg:height="1.524cm" svg:x="15.113cm" svg:y="5.842cm">
          <draw:glue-point draw:id="4" svg:x="-4.999cm" svg:y="-2.5cm"/>
          <draw:glue-point draw:id="5" svg:x="-4.999cm" svg:y="3.333cm"/>
          <text:p text:style-name="P1"><text:span text:style-name="T1">Utils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5.715cm" svg:height="1.524cm" svg:x="19.812cm" svg:y="2.413cm">
          <text:p text:style-name="P1"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715cm" svg:height="1.524cm" svg:x="15.113cm" svg:y="9.525cm">
          <text:p text:style-name="P1"><text:span text:style-name="T1">Utils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715cm" svg:height="1.524cm" svg:x="2.54cm" svg:y="14.351cm">
          <text:p text:style-name="P1"><text:span text:style-name="T1">ClientConnec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335cm" svg:y1="4.699cm" svg:x2="5.397cm" svg:y2="14.351cm" draw:start-shape="id1" draw:start-glue-point="4" draw:end-shape="id3" draw:end-glue-point="0" svg:d="m5335 4699v4826h62v4826" svg:viewBox="0 0 63 9653">
          <text:p/>
        </draw:connector>
        <draw:connector draw:style-name="gr2" draw:text-style-name="P1" draw:layer="layout" svg:x1="10.477cm" svg:y1="11.303cm" svg:x2="15.114cm" svg:y2="6.223cm" draw:start-shape="id2" draw:start-glue-point="4" draw:end-shape="id4" draw:end-glue-point="4" svg:d="m10477 11303v-5080h4637" svg:viewBox="0 0 4638 5081">
          <text:p/>
        </draw:connector>
        <draw:connector draw:style-name="gr2" draw:text-style-name="P1" draw:layer="layout" svg:x1="17.97cm" svg:y1="9.525cm" svg:x2="17.97cm" svg:y2="7.366cm" draw:start-shape="id5" draw:start-glue-point="0" draw:end-shape="id4" draw:end-glue-point="2" svg:d="m17970 9525v-2159" svg:viewBox="0 0 1 2160">
          <text:p/>
        </draw:connector>
        <draw:connector draw:style-name="gr2" draw:text-style-name="P1" draw:layer="layout" svg:x1="12.291cm" svg:y1="11.303cm" svg:x2="15.113cm" svg:y2="10.287cm" draw:start-shape="id2" draw:start-glue-point="6" draw:end-shape="id5" draw:end-glue-point="3" svg:d="m12291 11303v-1016h2822" svg:viewBox="0 0 2823 1017">
          <text:p/>
        </draw:connector>
        <draw:connector draw:style-name="gr2" draw:text-style-name="P1" draw:layer="layout" svg:x1="22.669cm" svg:y1="3.937cm" svg:x2="17.97cm" svg:y2="5.842cm" draw:start-shape="id6" draw:start-glue-point="2" draw:end-shape="id4" svg:d="m22669 3937v953h-4699v952" svg:viewBox="0 0 4700 1906">
          <text:p/>
        </draw:connector>
        <draw:connector draw:style-name="gr2" draw:text-style-name="P1" draw:layer="layout" svg:x1="12.291cm" svg:y1="12.827cm" svg:x2="14.986cm" svg:y2="15.621cm" draw:start-shape="id2" draw:start-glue-point="7" draw:end-shape="id7" draw:end-glue-point="3" svg:d="m12291 12827v2794h2695" svg:viewBox="0 0 2696 2795">
          <text:p/>
        </draw:connector>
        <draw:connector draw:style-name="gr2" draw:text-style-name="P1" draw:layer="layout" svg:x1="17.843cm" svg:y1="14.859cm" svg:x2="17.97cm" svg:y2="11.049cm" draw:start-shape="id7" draw:start-glue-point="0" draw:end-shape="id5" draw:end-glue-point="2" svg:d="m17843 14859v-1905h127v-1905" svg:viewBox="0 0 128 3811">
          <text:p/>
        </draw:connector>
        <draw:connector draw:style-name="gr2" draw:text-style-name="P1" draw:layer="layout" svg:x1="16.257cm" svg:y1="16.383cm" svg:x2="15.557cm" svg:y2="18.796cm" draw:start-shape="id7" draw:start-glue-point="4" draw:end-shape="id8" draw:end-glue-point="0" svg:d="m16257 16383v1207h-700v1206" svg:viewBox="0 0 701 2414">
          <text:p/>
        </draw:connector>
        <draw:connector draw:style-name="gr2" draw:text-style-name="P1" draw:layer="layout" svg:x1="19.557cm" svg:y1="14.859cm" svg:x2="22.288cm" svg:y2="13.335cm" draw:start-shape="id7" draw:start-glue-point="6" draw:end-shape="id9" draw:end-glue-point="2" svg:d="m19557 14859v-762h2731v-762" svg:viewBox="0 0 2732 1525">
          <text:p/>
        </draw:connector>
        <draw:frame draw:style-name="gr4" draw:text-style-name="P3" draw:layer="layout" svg:width="15.875cm" svg:height="1.393cm" svg:x="6.477cm" svg:y="0.889cm">
          <draw:text-box>
            <text:p><text:span text:style-name="T2">“</text:span><text:span text:style-name="T2">Receptacle” project Dependency Diagram</text:span></text:p>
          </draw:text-box>
        </draw:frame>
        <draw:connector draw:style-name="gr2" draw:text-style-name="P1" draw:layer="layout" draw:line-skew="4.276cm" svg:x1="20.701cm" svg:y1="15.621cm" svg:x2="20.828cm" svg:y2="6.604cm" draw:start-shape="id7" draw:start-glue-point="1" draw:end-shape="id4" draw:end-glue-point="1" svg:d="m20701 15621h4953v-9017h-4826" svg:viewBox="0 0 4954 9018">
          <text:p/>
        </draw:connector>
        <draw:connector draw:style-name="gr2" draw:text-style-name="P1" draw:layer="layout" svg:x1="23.875cm" svg:y1="11.811cm" svg:x2="20.828cm" svg:y2="10.287cm" draw:start-shape="id9" draw:start-glue-point="4" draw:end-shape="id5" draw:end-glue-point="1" svg:d="m23875 11811v-1524h-3047" svg:viewBox="0 0 3048 1525">
          <text:p/>
        </draw:connector>
      </draw:page>
      <draw:page draw:name="page2" draw:style-name="dp1" draw:master-page-name="Default">
        <draw:connector draw:style-name="gr5" draw:text-style-name="P1" draw:layer="layout" svg:x1="6.929cm" svg:y1="4.545cm" svg:x2="5.886cm" svg:y2="11.72cm" draw:end-shape="id10" draw:end-glue-point="3" svg:d="m6929 4545h-1594v7175h551" svg:viewBox="0 0 1595 7176">
          <text:p/>
        </draw:connector>
        <draw:connector draw:style-name="gr5" draw:text-style-name="P1" draw:layer="layout" draw:type="lines" draw:line-skew="1.532cm 0.338cm" svg:x1="22.258cm" svg:y1="16.991cm" svg:x2="23.401cm" svg:y2="17.76cm" draw:start-shape="id11" draw:end-shape="id12" draw:end-glue-point="1" svg:d="m22258 16991h2032v769h-889" svg:viewBox="0 0 2033 770">
          <text:p/>
        </draw:connector>
        <draw:connector draw:style-name="gr5" draw:text-style-name="P1" draw:layer="layout" svg:x1="22.488cm" svg:y1="6.829cm" svg:x2="23.528cm" svg:y2="7.712cm" draw:start-shape="id13" draw:start-glue-point="1" draw:end-shape="id14" draw:end-glue-point="1" svg:d="m22488 6829h1591v883h-551" svg:viewBox="0 0 1592 884">
          <text:p/>
        </draw:connector>
        <draw:custom-shape draw:style-name="gr1" draw:text-style-name="P5" xml:id="id15" draw:id="id15" draw:layer="layout" svg:width="2.794cm" svg:height="1.016cm" svg:x="5.251cm" svg:y="2.259cm">
          <draw:glue-point draw:id="4" svg:x="-3.284cm" svg:y="5cm"/>
          <draw:glue-point draw:id="5" svg:x="3.001cm" svg:y="5cm"/>
          <text:p text:style-name="P4"><text:span text:style-name="T3">Dispatch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6" draw:id="id16" draw:layer="layout" svg:width="0.762cm" svg:height="15.494cm" svg:x="6.267cm" svg:y="3.783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6.648cm" svg:y1="3.275cm" svg:x2="6.648cm" svg:y2="3.783cm" draw:start-shape="id15" draw:start-glue-point="2" draw:end-shape="id16" draw:end-glue-point="0" svg:d="m6648 3275v508" svg:viewBox="0 0 1 509">
          <text:p/>
        </draw:connector>
        <draw:custom-shape draw:style-name="gr1" draw:text-style-name="P5" xml:id="id17" draw:id="id17" draw:layer="layout" svg:width="3.556cm" svg:height="0.762cm" svg:x="8.796cm" svg:y="2.386cm">
          <draw:glue-point draw:id="4" svg:x="-3.284cm" svg:y="5cm"/>
          <draw:glue-point draw:id="5" svg:x="3.001cm" svg:y="5cm"/>
          <text:p text:style-name="P4"><text:span text:style-name="T3">Hos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8" draw:id="id18" draw:layer="layout" svg:width="0.762cm" svg:height="14.616cm" svg:x="10.193cm" svg:y="4.43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129cm" svg:y1="4.545cm" svg:x2="10.066cm" svg:y2="4.545cm">
          <text:p/>
        </draw:line>
        <draw:frame draw:style-name="gr9" draw:text-style-name="P6" draw:layer="layout" svg:width="2.921cm" svg:height="0.889cm" svg:x="7.283cm" svg:y="3.853cm">
          <draw:text-box>
            <text:p text:style-name="P6"><text:span text:style-name="T4">run_job</text:span></text:p>
          </draw:text-box>
        </draw:frame>
        <draw:connector draw:style-name="gr7" draw:text-style-name="P1" draw:layer="layout" draw:type="line" svg:x1="10.574cm" svg:y1="3.148cm" svg:x2="10.574cm" svg:y2="4.434cm" draw:start-shape="id17" draw:start-glue-point="2" draw:end-shape="id18" draw:end-glue-point="0" svg:d="m10574 3148v1286" svg:viewBox="0 0 1 1287">
          <text:p/>
        </draw:connector>
        <draw:custom-shape draw:style-name="gr1" draw:text-style-name="P5" xml:id="id21" draw:id="id21" draw:layer="layout" svg:width="2.712cm" svg:height="1.397cm" svg:x="13.241cm" svg:y="1.751cm">
          <draw:glue-point draw:id="4" svg:x="-3.284cm" svg:y="5cm"/>
          <draw:glue-point draw:id="5" svg:x="3.001cm" svg:y="5cm"/>
          <text:p text:style-name="P4"><text:span text:style-name="T3">Util </text:span></text:p>
          <text:p text:style-name="P4"><text:span text:style-name="T3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7" draw:id="id27" draw:layer="layout" svg:width="0.762cm" svg:height="13.918cm" svg:x="22.468cm" svg:y="5.105cm">
          <draw:glue-point draw:id="4" svg:x="5.577cm" svg:y="-3.55cm"/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51cm" svg:height="0.725cm" svg:x="3.97cm" svg:y="8.228cm">
          <draw:text-box>
            <text:p text:style-name="P6"><text:span text:style-name="T4">block</text:span></text:p>
          </draw:text-box>
        </draw:frame>
        <draw:custom-shape draw:style-name="gr6" draw:text-style-name="P1" xml:id="id10" draw:id="id10" draw:layer="layout" svg:width="0.762cm" svg:height="14.605cm" svg:x="5.886cm" svg:y="4.4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423cm" svg:height="0.863cm" svg:x="21.706cm" svg:y="4.216cm">
          <draw:glue-point draw:id="4" svg:x="-3.284cm" svg:y="5cm"/>
          <draw:glue-point draw:id="5" svg:x="3.001cm" svg:y="5cm"/>
          <text:p text:style-name="P4"><text:span text:style-name="T3">Launch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082cm" svg:y1="4.669cm" svg:x2="21.623cm" svg:y2="4.688cm">
          <text:p/>
        </draw:line>
        <draw:frame draw:style-name="gr9" draw:text-style-name="P6" draw:layer="layout" svg:width="2.921cm" svg:height="0.889cm" svg:x="19.038cm" svg:y="4.007cm">
          <draw:text-box>
            <text:p text:style-name="P6"><text:span text:style-name="T4">show</text:span></text:p>
          </draw:text-box>
        </draw:frame>
        <draw:custom-shape draw:style-name="gr1" draw:text-style-name="P5" draw:layer="layout" svg:width="3.068cm" svg:height="0.863cm" svg:x="17.654cm" svg:y="5.242cm">
          <draw:glue-point draw:id="4" svg:x="-3.284cm" svg:y="5cm"/>
          <draw:glue-point draw:id="5" svg:x="3.001cm" svg:y="5cm"/>
          <text:p text:style-name="P4"><text:span text:style-name="T3">JobSelecti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9.558cm" svg:y1="9.398cm" svg:x2="22.361cm" svg:y2="9.387cm">
          <text:p/>
        </draw:line>
        <draw:line draw:style-name="gr11" draw:text-style-name="P1" xml:id="id13" draw:id="id13" draw:layer="layout" svg:x1="22.488cm" svg:y1="6.801cm" svg:x2="19.685cm" svg:y2="6.858cm">
          <text:p/>
        </draw:line>
        <draw:frame draw:style-name="gr9" draw:text-style-name="P6" draw:layer="layout" svg:width="2.921cm" svg:height="0.889cm" svg:x="20.193cm" svg:y="6.096cm">
          <draw:text-box>
            <text:p text:style-name="P6"><text:span text:style-name="T4">command</text:span></text:p>
          </draw:text-box>
        </draw:frame>
        <draw:frame draw:style-name="gr9" draw:text-style-name="P6" draw:layer="layout" svg:width="2.921cm" svg:height="0.889cm" svg:x="19.948cm" svg:y="8.752cm">
          <draw:text-box>
            <text:p text:style-name="P6"><text:span text:style-name="T4">selected</text:span></text:p>
          </draw:text-box>
        </draw:frame>
        <draw:connector draw:style-name="gr12" draw:text-style-name="P1" draw:layer="layout" draw:type="line" svg:x1="19.177cm" svg:y1="9.505cm" svg:x2="19.153cm" svg:y2="19.431cm" draw:start-shape="id19" draw:start-glue-point="2" draw:end-shape="id20" draw:end-glue-point="4" svg:d="m19177 9505-24 9926" svg:viewBox="0 0 25 9927">
          <text:p/>
        </draw:connector>
        <draw:frame draw:style-name="gr9" draw:text-style-name="P6" draw:layer="layout" svg:width="2.921cm" svg:height="0.889cm" svg:x="11.209cm" svg:y="8.879cm">
          <draw:text-box>
            <text:p text:style-name="P6"><text:span text:style-name="T4">selected</text:span></text:p>
          </draw:text-box>
        </draw:frame>
        <draw:line draw:style-name="gr11" draw:text-style-name="P1" draw:layer="layout" svg:x1="22.258cm" svg:y1="9.895cm" svg:x2="11.082cm" svg:y2="9.895cm">
          <text:p/>
        </draw:line>
        <draw:connector draw:style-name="gr7" draw:text-style-name="P1" draw:layer="layout" draw:type="line" svg:x1="14.597cm" svg:y1="3.148cm" svg:x2="14.638cm" svg:y2="6.866cm" draw:start-shape="id21" draw:start-glue-point="2" draw:end-shape="id22" draw:end-glue-point="0" svg:d="m14597 3148 41 3718" svg:viewBox="0 0 42 3719">
          <text:p/>
        </draw:connector>
        <draw:custom-shape draw:style-name="gr6" draw:text-style-name="P1" xml:id="id22" draw:id="id22" draw:layer="layout" svg:width="0.762cm" svg:height="1.016cm" svg:x="14.257cm" svg:y="6.86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8.542cm" svg:y1="6.985cm" svg:x2="15.076cm" svg:y2="7.001cm">
          <text:p/>
        </draw:line>
        <draw:line draw:style-name="gr5" draw:text-style-name="P1" draw:layer="layout" svg:x1="15.175cm" svg:y1="7.698cm" svg:x2="18.796cm" svg:y2="7.747cm">
          <text:p/>
        </draw:line>
        <draw:frame draw:style-name="gr9" draw:text-style-name="P6" draw:layer="layout" svg:width="2.54cm" svg:height="0.889cm" svg:x="15.527cm" svg:y="6.439cm">
          <draw:text-box>
            <text:p text:style-name="P6"><text:span text:style-name="T4">verify</text:span></text:p>
          </draw:text-box>
        </draw:frame>
        <draw:frame draw:style-name="gr9" draw:text-style-name="P6" draw:layer="layout" svg:width="2.54cm" svg:height="0.889cm" svg:x="15.527cm" svg:y="7.14cm">
          <draw:text-box>
            <text:p text:style-name="P6"><text:span text:style-name="T4">confirm</text:span></text:p>
          </draw:text-box>
        </draw:frame>
        <draw:line draw:style-name="gr11" draw:text-style-name="P1" draw:layer="layout" svg:x1="19.431cm" svg:y1="8.255cm" svg:x2="22.361cm" svg:y2="8.287cm">
          <text:p/>
        </draw:line>
        <draw:frame draw:style-name="gr9" draw:text-style-name="P6" draw:layer="layout" svg:width="2.921cm" svg:height="0.889cm" svg:x="19.949cm" svg:y="7.653cm">
          <draw:text-box>
            <text:p text:style-name="P6"><text:span text:style-name="T4">rejected</text:span></text:p>
          </draw:text-box>
        </draw:frame>
        <draw:frame draw:style-name="gr14" draw:text-style-name="P6" draw:layer="layout" svg:width="1.143cm" svg:height="0.725cm" svg:x="23.274cm" svg:y="6.106cm">
          <draw:text-box>
            <text:p text:style-name="P6"><text:span text:style-name="T4">log</text:span></text:p>
          </draw:text-box>
        </draw:frame>
        <draw:custom-shape draw:style-name="gr1" draw:text-style-name="P5" draw:layer="layout" svg:width="1.915cm" svg:height="0.863cm" svg:x="16.67cm" svg:y="12.054cm">
          <draw:glue-point draw:id="4" svg:x="-3.284cm" svg:y="5cm"/>
          <draw:glue-point draw:id="5" svg:x="3.001cm" svg:y="5cm"/>
          <text:p text:style-name="P4"><text:span text:style-name="T3">Worke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4.638cm" svg:y1="7.882cm" svg:x2="14.648cm" svg:y2="10.714cm" draw:start-shape="id22" draw:start-glue-point="2" svg:d="m14638 7882 10 2832" svg:viewBox="0 0 11 2833">
          <text:p/>
        </draw:connector>
        <draw:custom-shape draw:style-name="gr6" draw:text-style-name="P1" xml:id="id25" draw:id="id25" draw:layer="layout" svg:width="0.762cm" svg:height="1.016cm" svg:x="14.257cm" svg:y="10.76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0.955cm" svg:y1="10.911cm" svg:x2="14.13cm" svg:y2="10.893cm">
          <text:p/>
        </draw:line>
        <draw:frame draw:style-name="gr9" draw:text-style-name="P6" draw:layer="layout" svg:width="2.921cm" svg:height="0.889cm" svg:x="11.21cm" svg:y="10.28cm">
          <draw:text-box>
            <text:p text:style-name="P6"><text:span text:style-name="T4">lookup</text:span></text:p>
          </draw:text-box>
        </draw:frame>
        <draw:line draw:style-name="gr13" draw:text-style-name="P1" draw:layer="layout" svg:x1="14.13cm" svg:y1="11.673cm" svg:x2="10.955cm" svg:y2="11.673cm">
          <text:p/>
        </draw:line>
        <draw:frame draw:style-name="gr9" draw:text-style-name="P6" draw:layer="layout" svg:width="2.921cm" svg:height="0.889cm" svg:x="11.336cm" svg:y="11.038cm">
          <draw:text-box>
            <text:p text:style-name="P6"><text:span text:style-name="T4">retrieve</text:span></text:p>
          </draw:text-box>
        </draw:frame>
        <draw:line draw:style-name="gr13" draw:text-style-name="P1" draw:layer="layout" svg:x1="10.956cm" svg:y1="12.611cm" svg:x2="16.543cm" svg:y2="12.562cm">
          <text:p/>
        </draw:line>
        <draw:frame draw:style-name="gr9" draw:text-style-name="P6" draw:layer="layout" svg:width="2.921cm" svg:height="0.889cm" svg:x="11.211cm" svg:y="11.981cm">
          <draw:text-box>
            <text:p text:style-name="P6"><text:span text:style-name="T4">setup</text:span></text:p>
          </draw:text-box>
        </draw:frame>
        <draw:custom-shape draw:style-name="gr6" draw:text-style-name="P1" xml:id="id14" draw:id="id14" draw:layer="layout" svg:width="0.762cm" svg:height="1.001cm" svg:x="22.766cm" svg:y="7.2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0.762cm" svg:height="1.276cm" svg:x="17.266cm" svg:y="12.937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051cm" svg:y1="13.832cm" svg:x2="10.955cm" svg:y2="13.832cm">
          <text:p/>
        </draw:line>
        <draw:frame draw:style-name="gr15" draw:text-style-name="P6" draw:layer="layout" svg:width="4.377cm" svg:height="1.199cm" svg:x="11.684cm" svg:y="12.827cm">
          <draw:text-box>
            <text:p text:style-name="P6"><text:span text:style-name="T4">ready </text:span></text:p>
            <text:p text:style-name="P6"><text:span text:style-name="T4">UI=NULL</text:span></text:p>
          </draw:text-box>
        </draw:frame>
        <draw:line draw:style-name="gr13" draw:text-style-name="P1" draw:layer="layout" svg:x1="10.957cm" svg:y1="14.812cm" svg:x2="22.004cm" svg:y2="14.832cm">
          <text:p/>
        </draw:line>
        <draw:frame draw:style-name="gr9" draw:text-style-name="P6" draw:layer="layout" svg:width="4.377cm" svg:height="0.889cm" svg:x="11.313cm" svg:y="14.183cm">
          <draw:text-box>
            <text:p text:style-name="P6"><text:span text:style-name="T4">add UI</text:span></text:p>
          </draw:text-box>
        </draw:frame>
        <draw:custom-shape draw:style-name="gr6" draw:text-style-name="P1" draw:layer="layout" svg:width="0.762cm" svg:height="1.001cm" svg:x="22.166cm" svg:y="14.537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7.647cm" svg:y1="14.213cm" svg:x2="17.647cm" svg:y2="16.337cm" draw:start-shape="id23" draw:start-glue-point="2" draw:end-shape="id24" draw:end-glue-point="0" svg:d="m17647 14213v2124" svg:viewBox="0 0 1 2125">
          <text:p/>
        </draw:connector>
        <draw:custom-shape draw:style-name="gr6" draw:text-style-name="P1" xml:id="id24" draw:id="id24" draw:layer="layout" svg:width="0.762cm" svg:height="1.289cm" svg:x="17.266cm" svg:y="16.33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082cm" svg:y1="16.61cm" svg:x2="17.051cm" svg:y2="16.61cm">
          <text:p/>
        </draw:line>
        <draw:frame draw:style-name="gr9" draw:text-style-name="P6" draw:layer="layout" svg:width="1.165cm" svg:height="0.889cm" svg:x="11.314cm" svg:y="15.984cm">
          <draw:text-box>
            <text:p text:style-name="P6"><text:span text:style-name="T4">run</text:span></text:p>
          </draw:text-box>
        </draw:frame>
        <draw:line draw:style-name="gr11" draw:text-style-name="P1" draw:layer="layout" svg:x1="17.051cm" svg:y1="17.372cm" svg:x2="11.082cm" svg:y2="17.372cm">
          <text:p/>
        </draw:line>
        <draw:frame draw:style-name="gr9" draw:text-style-name="P6" draw:layer="layout" svg:width="2.54cm" svg:height="0.889cm" svg:x="11.938cm" svg:y="16.764cm">
          <draw:text-box>
            <text:p text:style-name="P6"><text:span text:style-name="T4">complete</text:span></text:p>
          </draw:text-box>
        </draw:frame>
        <draw:line draw:style-name="gr11" draw:text-style-name="P1" draw:layer="layout" svg:x1="22.512cm" svg:y1="18.904cm" svg:x2="11.209cm" svg:y2="18.904cm">
          <text:p/>
        </draw:line>
        <draw:frame draw:style-name="gr9" draw:text-style-name="P6" draw:layer="layout" svg:width="2.54cm" svg:height="0.889cm" svg:x="12.098cm" svg:y="18.269cm">
          <draw:text-box>
            <text:p text:style-name="P6"><text:span text:style-name="T4">cancel</text:span></text:p>
          </draw:text-box>
        </draw:frame>
        <draw:line draw:style-name="gr16" draw:text-style-name="P1" draw:layer="layout" svg:x1="25.527cm" svg:y1="18.869cm" svg:x2="23.401cm" svg:y2="18.904cm">
          <text:p/>
        </draw:line>
        <draw:frame draw:style-name="gr17" draw:text-style-name="P6" draw:layer="layout" svg:width="1.524cm" svg:height="0.851cm" svg:x="23.903cm" svg:y="18.272cm">
          <draw:text-box>
            <text:p text:style-name="P6"><text:span text:style-name="T4">close</text:span></text:p>
          </draw:text-box>
        </draw:frame>
        <draw:line draw:style-name="gr5" draw:text-style-name="P1" xml:id="id11" draw:id="id11" draw:layer="layout" svg:x1="18.194cm" svg:y1="16.991cm" svg:x2="22.258cm" svg:y2="16.991cm">
          <text:p/>
        </draw:line>
        <draw:frame draw:style-name="gr9" draw:text-style-name="P6" draw:layer="layout" svg:width="2.921cm" svg:height="0.889cm" svg:x="19.064cm" svg:y="16.356cm">
          <draw:text-box>
            <text:p text:style-name="P6"><text:span text:style-name="T4">info/warn/err</text:span></text:p>
          </draw:text-box>
        </draw:frame>
        <draw:custom-shape draw:style-name="gr6" draw:text-style-name="P1" xml:id="id12" draw:id="id12" draw:layer="layout" svg:width="0.762cm" svg:height="1.001cm" svg:x="22.639cm" svg:y="17.26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143cm" svg:height="0.725cm" svg:x="23.274cm" svg:y="15.975cm">
          <draw:text-box>
            <text:p text:style-name="P6"><text:span text:style-name="T4">log</text:span></text:p>
          </draw:text-box>
        </draw:frame>
        <draw:line draw:style-name="gr11" draw:text-style-name="P1" draw:layer="layout" svg:x1="10.066cm" svg:y1="18.896cm" svg:x2="7.145cm" svg:y2="18.896cm">
          <text:p/>
        </draw:line>
        <draw:frame draw:style-name="gr9" draw:text-style-name="P6" draw:layer="layout" svg:width="2.54cm" svg:height="0.889cm" svg:x="7.676cm" svg:y="18.238cm">
          <draw:text-box>
            <text:p text:style-name="P6"><text:span text:style-name="T4">end_job</text:span></text:p>
          </draw:text-box>
        </draw:frame>
        <draw:connector draw:style-name="gr12" draw:text-style-name="P1" draw:layer="layout" draw:type="line" svg:x1="10.574cm" svg:y1="19.05cm" svg:x2="10.558cm" svg:y2="20.473cm" draw:start-shape="id18" draw:start-glue-point="2" svg:d="m10574 19050-16 1423" svg:viewBox="0 0 17 1424">
          <text:p/>
        </draw:connector>
        <draw:connector draw:style-name="gr12" draw:text-style-name="P1" draw:layer="layout" draw:type="line" svg:x1="6.648cm" svg:y1="19.277cm" svg:x2="6.669cm" svg:y2="20.287cm" draw:start-shape="id16" draw:start-glue-point="2" svg:d="m6648 19277 21 1010" svg:viewBox="0 0 22 1011">
          <text:p/>
        </draw:connector>
        <draw:frame draw:style-name="gr10" draw:text-style-name="P6" draw:layer="layout" svg:width="2.126cm" svg:height="0.725cm" svg:x="2.921cm" svg:y="3.048cm">
          <draw:text-box>
            <text:p text:style-name="P6"><text:span text:style-name="T4">request</text:span></text:p>
          </draw:text-box>
        </draw:frame>
        <draw:line draw:style-name="gr16" draw:text-style-name="P1" draw:layer="layout" svg:x1="3.048cm" svg:y1="3.81cm" svg:x2="6.223cm" svg:y2="3.81cm">
          <text:p/>
        </draw:line>
        <draw:connector draw:style-name="gr12" draw:text-style-name="P1" draw:layer="layout" draw:type="line" svg:x1="14.638cm" svg:y1="11.782cm" svg:x2="14.6cm" svg:y2="20.421cm" draw:start-shape="id25" draw:start-glue-point="2" svg:d="m14638 11782-38 8639" svg:viewBox="0 0 39 8640">
          <text:p/>
        </draw:connector>
        <draw:custom-shape draw:style-name="gr6" draw:text-style-name="P1" xml:id="id19" draw:id="id19" draw:layer="layout" svg:width="0.762cm" svg:height="3.409cm" svg:x="18.796cm" svg:y="6.096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7.647cm" svg:y1="17.626cm" svg:x2="17.653cm" svg:y2="19.431cm" draw:start-shape="id24" draw:start-glue-point="2" draw:end-shape="id26" draw:end-glue-point="4" svg:d="m17647 17626 6 1805" svg:viewBox="0 0 7 1806">
          <text:p/>
        </draw:connector>
        <draw:connector draw:style-name="gr12" draw:text-style-name="P1" draw:layer="layout" draw:type="line" svg:x1="22.796cm" svg:y1="19.188cm" svg:x2="22.796cm" svg:y2="19.188cm" svg:d="m22796 19188v0" svg:viewBox="0 0 1 1">
          <text:p/>
        </draw:connector>
        <draw:line draw:style-name="gr7" draw:text-style-name="P1" draw:layer="layout" svg:x1="17.399cm" svg:y1="19.685cm" svg:x2="17.907cm" svg:y2="19.177cm">
          <text:p/>
        </draw:line>
        <draw:line draw:style-name="gr7" draw:text-style-name="P1" xml:id="id26" draw:id="id26" draw:layer="layout" svg:x1="17.907cm" svg:y1="19.685cm" svg:x2="17.399cm" svg:y2="19.177cm">
          <draw:glue-point draw:id="4" svg:x="0cm" svg:y="0cm"/>
          <text:p/>
        </draw:line>
        <draw:line draw:style-name="gr7" draw:text-style-name="P1" draw:layer="layout" svg:x1="18.899cm" svg:y1="19.685cm" svg:x2="19.407cm" svg:y2="19.177cm">
          <text:p/>
        </draw:line>
        <draw:line draw:style-name="gr7" draw:text-style-name="P1" xml:id="id20" draw:id="id20" draw:layer="layout" svg:x1="19.407cm" svg:y1="19.685cm" svg:x2="18.899cm" svg:y2="19.177cm">
          <draw:glue-point draw:id="4" svg:x="0cm" svg:y="0cm"/>
          <text:p/>
        </draw:line>
        <draw:line draw:style-name="gr7" draw:text-style-name="P1" draw:layer="layout" svg:x1="22.599cm" svg:y1="20.185cm" svg:x2="23.107cm" svg:y2="19.677cm">
          <text:p/>
        </draw:line>
        <draw:line draw:style-name="gr7" draw:text-style-name="P1" xml:id="id28" draw:id="id28" draw:layer="layout" svg:x1="23.107cm" svg:y1="20.185cm" svg:x2="22.599cm" svg:y2="19.677cm">
          <draw:glue-point draw:id="4" svg:x="0cm" svg:y="0cm"/>
          <text:p/>
        </draw:line>
        <draw:connector draw:style-name="gr12" draw:text-style-name="P1" draw:layer="layout" draw:type="line" svg:x1="22.849cm" svg:y1="19.023cm" svg:x2="22.853cm" svg:y2="19.931cm" draw:start-shape="id27" draw:start-glue-point="2" draw:end-shape="id28" draw:end-glue-point="4" svg:d="m22849 19023 4 908" svg:viewBox="0 0 5 9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321 3493" svg:d="m1321 3493h-1321l702-3493z"/>
    <draw:marker draw:name="Arrowheads_20_3" draw:display-name="Arrowheads 3" svg:viewBox="0 0 1122 2243" svg:d="m0 2108v17 17l12 42 30 34 38 21 43 4 29-8 30-21 25-26 13-34 343-1532 339 1520 13 42 29 34 39 21 42 4 42-12 34-30 21-42v-39-12l-4 4-440-1998-9-42-25-39-38-25-43-8-42 8-38 25-26 39-8 42z"/>
    <draw:marker draw:name="Arrowheads_20_4" draw:display-name="Arrowheads 4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solid" draw:fill-color="#ffffff" draw:fill-gradient-name="Gradient_20_8" draw:fill-hatch-name="Hatching_20_1" draw:fill-image-name="Bitmape_20_1" draw:fill-image-width="0cm" draw:fill-image-height="0cm" draw:shadow-offset-x="0.203cm" draw:shadow-offset-y="0.203cm"/>
      <style:text-properties fo:color="#000000" fo:font-weight="bold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am </meta:initial-creator>
    <meta:creation-date>2014-02-27T20:26:30.774876931</meta:creation-date>
    <dc:date>2014-02-28T20:59:37.483341599</dc:date>
    <dc:creator>William </dc:creator>
    <meta:editing-duration>PT2H36M48S</meta:editing-duration>
    <meta:editing-cycles>105</meta:editing-cycles>
    <meta:generator>LibreOffice/4.1.3.2$Linux_X86_64 LibreOffice_project/410m0$Build-2</meta:generator>
    <meta:document-statistic meta:object-count="104"/>
  </office:meta>
</office:document-meta>
</file>